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5" style:family="table">
      <style:table-properties style:width="9.604cm" table:align="left"/>
    </style:style>
    <style:style style:name="Tabell5.A" style:family="table-column">
      <style:table-column-properties style:column-width="1.799cm"/>
    </style:style>
    <style:style style:name="Tabell5.B" style:family="table-column">
      <style:table-column-properties style:column-width="3.096cm"/>
    </style:style>
    <style:style style:name="Tabell5.C" style:family="table-column">
      <style:table-column-properties style:column-width="4.71cm"/>
    </style:style>
    <style:style style:name="Tabel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5.C1" style:family="table-cell">
      <style:table-cell-properties fo:padding="0.097cm" fo:border="0.05pt solid #000000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" style:family="table">
      <style:table-properties style:width="17.198cm" fo:margin-left="0cm" table:align="left"/>
    </style:style>
    <style:style style:name="Tabell1.A" style:family="table-column">
      <style:table-column-properties style:column-width="3.704cm"/>
    </style:style>
    <style:style style:name="Tabell1.B" style:family="table-column">
      <style:table-column-properties style:column-width="13.494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6" style:family="table">
      <style:table-properties style:width="17.198cm" fo:margin-left="0cm" table:align="left"/>
    </style:style>
    <style:style style:name="Tabell6.A" style:family="table-column">
      <style:table-column-properties style:column-width="3.704cm"/>
    </style:style>
    <style:style style:name="Tabell6.B" style:family="table-column">
      <style:table-column-properties style:column-width="13.494cm"/>
    </style:style>
    <style:style style:name="Tabel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6.B1" style:family="table-cell">
      <style:table-cell-properties fo:padding="0.097cm" fo:border="0.05pt solid #000000"/>
    </style:style>
    <style:style style:name="Tabell6.A2" style:family="table-cell">
      <style:table-cell-properties fo:padding="0.097cm" fo:border-left="0.05pt solid #000000" fo:border-right="none" fo:border-top="none" fo:border-bottom="0.05pt solid #000000"/>
    </style:style>
    <style:style style:name="Tabell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d352" officeooo:paragraph-rsid="000ad352"/>
    </style:style>
    <style:style style:name="P2" style:family="paragraph" style:parent-style-name="Standard">
      <style:text-properties style:text-underline-style="solid" style:text-underline-width="auto" style:text-underline-color="font-color" officeooo:rsid="000d8b89" officeooo:paragraph-rsid="000bfddf"/>
    </style:style>
    <style:style style:name="P3" style:family="paragraph" style:parent-style-name="Standard">
      <style:text-properties style:text-underline-style="solid" style:text-underline-width="auto" style:text-underline-color="font-color" officeooo:rsid="0014f38a" officeooo:paragraph-rsid="0014f38a"/>
    </style:style>
    <style:style style:name="P4" style:family="paragraph" style:parent-style-name="Standard">
      <style:text-properties style:text-underline-style="none" officeooo:rsid="000d8b89" officeooo:paragraph-rsid="000d8b89"/>
    </style:style>
    <style:style style:name="P5" style:family="paragraph" style:parent-style-name="Standard">
      <style:text-properties officeooo:rsid="000bfddf" officeooo:paragraph-rsid="000bfddf"/>
    </style:style>
    <style:style style:name="P6" style:family="paragraph" style:parent-style-name="Table_20_Contents">
      <style:paragraph-properties fo:text-align="center" style:justify-single-word="false"/>
      <style:text-properties officeooo:rsid="000d8b89" officeooo:paragraph-rsid="000d8b89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d8b89" officeooo:paragraph-rsid="000d8b8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58c0" officeooo:paragraph-rsid="000f58c0" style:font-weight-asian="bold" style:font-weight-complex="bold"/>
    </style:style>
    <style:style style:name="P10" style:family="paragraph" style:parent-style-name="Table_20_Contents">
      <style:text-properties fo:font-weight="bold" officeooo:rsid="0014f38a" officeooo:paragraph-rsid="0014f38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f58c0" officeooo:paragraph-rsid="000f58c0"/>
    </style:style>
    <style:style style:name="P12" style:family="paragraph" style:parent-style-name="Table_20_Contents">
      <style:text-properties officeooo:rsid="001284dd" officeooo:paragraph-rsid="001284dd"/>
    </style:style>
    <style:style style:name="P13" style:family="paragraph" style:parent-style-name="Table_20_Contents">
      <style:paragraph-properties fo:text-align="center" style:justify-single-word="false"/>
      <style:text-properties officeooo:rsid="001284dd" officeooo:paragraph-rsid="001284dd"/>
    </style:style>
    <style:style style:name="P14" style:family="paragraph" style:parent-style-name="Table_20_Contents">
      <style:text-properties officeooo:rsid="0014f38a" officeooo:paragraph-rsid="0014f38a"/>
    </style:style>
    <style:style style:name="P15" style:family="paragraph" style:parent-style-name="Standard">
      <style:text-properties style:text-underline-style="none" officeooo:rsid="000d8b89" officeooo:paragraph-rsid="000d8b89"/>
    </style:style>
    <style:style style:name="P16" style:family="paragraph" style:parent-style-name="Standard">
      <style:text-properties style:text-underline-style="none" officeooo:rsid="001688bc" officeooo:paragraph-rsid="001688bc"/>
    </style:style>
    <style:style style:name="P17" style:family="paragraph" style:parent-style-name="Table_20_Contents">
      <style:text-properties officeooo:rsid="001688bc" officeooo:paragraph-rsid="001688bc"/>
    </style:style>
    <style:style style:name="T1" style:family="text">
      <style:text-properties officeooo:rsid="0014f38a"/>
    </style:style>
    <style:style style:name="T2" style:family="text">
      <style:text-properties officeooo:rsid="001688bc"/>
    </style:style>
    <style:style style:name="T3" style:family="text">
      <style:text-properties officeooo:rsid="00170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möte <text:span text:style-name="T3">2</text:span>: 2016-03-0<text:span text:style-name="T1">9</text:span></text:p>
      <text:p text:style-name="P1">11.00-1<text:span text:style-name="T1">4</text:span>.00</text:p>
      <text:p text:style-name="P1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13">Närvaro:</text:p>
          </table:table-cell>
          <table:table-cell table:style-name="Tabell5.A1" office:value-type="string">
            <text:p text:style-name="P13">Tid:</text:p>
          </table:table-cell>
          <table:table-cell table:style-name="Tabell5.C1" office:value-type="string">
            <text:p text:style-name="P13">Projektmedlemmar:</text:p>
          </table:table-cell>
        </table:table-row>
        <table:table-row>
          <table:table-cell table:style-name="Tabell5.A2" office:value-type="string">
            <text:p text:style-name="P13">Ja</text:p>
          </table:table-cell>
          <table:table-cell table:style-name="Tabell5.A2" office:value-type="string">
            <text:p text:style-name="P13">11.00-1<text:span text:style-name="T1">4</text:span>.00</text:p>
          </table:table-cell>
          <table:table-cell table:style-name="Tabell5.C2" office:value-type="string">
            <text:p text:style-name="P12">Nael </text:p>
          </table:table-cell>
        </table:table-row>
        <table:table-row>
          <table:table-cell table:style-name="Tabell5.A2" office:value-type="string">
            <text:p text:style-name="P13">Ja</text:p>
          </table:table-cell>
          <table:table-cell table:style-name="Tabell5.A2" office:value-type="string">
            <text:p text:style-name="P13">11.00-1<text:span text:style-name="T1">4</text:span>.00</text:p>
          </table:table-cell>
          <table:table-cell table:style-name="Tabell5.C2" office:value-type="string">
            <text:p text:style-name="P12">Jesper</text:p>
          </table:table-cell>
        </table:table-row>
        <table:table-row>
          <table:table-cell table:style-name="Tabell5.A2" office:value-type="string">
            <text:p text:style-name="P13">Ja</text:p>
          </table:table-cell>
          <table:table-cell table:style-name="Tabell5.A2" office:value-type="string">
            <text:p text:style-name="P13">11.00-1<text:span text:style-name="T1">4</text:span>.00</text:p>
          </table:table-cell>
          <table:table-cell table:style-name="Tabell5.C2" office:value-type="string">
            <text:p text:style-name="P12">Andreas</text:p>
          </table:table-cell>
        </table:table-row>
        <table:table-row>
          <table:table-cell table:style-name="Tabell5.A2" office:value-type="string">
            <text:p text:style-name="P13">Ja</text:p>
          </table:table-cell>
          <table:table-cell table:style-name="Tabell5.A2" office:value-type="string">
            <text:p text:style-name="P13">11.00-1<text:span text:style-name="T1">4</text:span>.00</text:p>
          </table:table-cell>
          <table:table-cell table:style-name="Tabell5.C2" office:value-type="string">
            <text:p text:style-name="P12">Niklas</text:p>
          </table:table-cell>
        </table:table-row>
        <table:table-row>
          <table:table-cell table:style-name="Tabell5.A2" office:value-type="string">
            <text:p text:style-name="P13">Ja</text:p>
          </table:table-cell>
          <table:table-cell table:style-name="Tabell5.A2" office:value-type="string">
            <text:p text:style-name="P13">11.00-1<text:span text:style-name="T1">4</text:span>.00</text:p>
          </table:table-cell>
          <table:table-cell table:style-name="Tabell5.C2" office:value-type="string">
            <text:p text:style-name="P12">Sebastian Wöhrman</text:p>
          </table:table-cell>
        </table:table-row>
      </table:table>
      <text:p text:style-name="P1"/>
      <text:p text:style-name="P1"/>
      <text:p text:style-name="P5">- <text:span text:style-name="T1">Hero/Class abilities ska bestämmas.</text:span></text:p>
      <text:p text:style-name="P5"/>
      <text:p text:style-name="P5">- <text:span text:style-name="T1">Varje ”typ” av ability ska ha två stycken olika varianter vid användning.</text:span></text:p>
      <text:p text:style-name="P5"/>
      <text:p text:style-name="P5">- <text:span text:style-name="T1">Flying enemy kommer att läggas åt sidan eller tas bort.</text:span></text:p>
      <text:p text:style-name="P5"/>
      <text:p text:style-name="P2"/>
      <text:p text:style-name="P3">Abilities: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0">Melee</text:p>
          </table:table-cell>
          <table:table-cell table:style-name="Tabell1.B1" office:value-type="string">
            <text:p text:style-name="P10">Förklaring</text:p>
          </table:table-cell>
        </table:table-row>
        <table:table-row>
          <table:table-cell table:style-name="Tabell1.A2" office:value-type="string">
            <text:p text:style-name="P14">Charge</text:p>
          </table:table-cell>
          <table:table-cell table:style-name="Tabell1.B2" office:value-type="string">
            <text:p text:style-name="P14">Sprintar rakt fram och tacklar fiender i sin väg.</text:p>
          </table:table-cell>
        </table:table-row>
        <table:table-row>
          <table:table-cell table:style-name="Tabell1.A2" office:value-type="string">
            <text:p text:style-name="P14">Sweeping slash</text:p>
          </table:table-cell>
          <table:table-cell table:style-name="Tabell1.B2" office:value-type="string">
            <text:p text:style-name="P14">Svingar sitt svärd och skadar alla fiender framför spelaren.</text:p>
          </table:table-cell>
        </table:table-row>
        <table:table-row>
          <table:table-cell table:style-name="Tabell1.A2" office:value-type="string">
            <text:p text:style-name="P14">Grappling-hook</text:p>
          </table:table-cell>
          <table:table-cell table:style-name="Tabell1.B2" office:value-type="string">
            <text:p text:style-name="P14">Slänger ut en gripklo och om en fiende träffas dras de till spelaren.</text:p>
          </table:table-cell>
        </table:table-row>
        <table:table-row>
          <table:table-cell table:style-name="Tabell1.A2" office:value-type="string">
            <text:p text:style-name="P14">Sword throw</text:p>
          </table:table-cell>
          <table:table-cell table:style-name="Tabell1.B2" office:value-type="string">
            <text:p text:style-name="P14">Spelaren kastar sitt svärd för att skada fiender.</text:p>
          </table:table-cell>
        </table:table-row>
        <table:table-row>
          <table:table-cell table:style-name="Tabell1.A2" office:value-type="string">
            <text:p text:style-name="P14">War cry</text:p>
          </table:table-cell>
          <table:table-cell table:style-name="Tabell1.B2" office:value-type="string">
            <text:p text:style-name="P14">Skrämmer alla fiender inom en viss sträcka runt spelaren.</text:p>
          </table:table-cell>
        </table:table-row>
        <table:table-row>
          <table:table-cell table:style-name="Tabell1.A2" office:value-type="string">
            <text:p text:style-name="P14">Berserker</text:p>
          </table:table-cell>
          <table:table-cell table:style-name="Tabell1.B2" office:value-type="string">
            <text:p text:style-name="P14">Ökar spelarens skada och skydd mot fienders attacker.</text:p>
          </table:table-cell>
        </table:table-row>
      </table:table>
      <text:p text:style-name="P4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P10">Ranged</text:p>
          </table:table-cell>
          <table:table-cell table:style-name="Tabell6.B1" office:value-type="string">
            <text:p text:style-name="P7">Förklaring</text:p>
          </table:table-cell>
        </table:table-row>
        <table:table-row>
          <table:table-cell table:style-name="Tabell6.A2" office:value-type="string">
            <text:p text:style-name="Table_20_Contents">Roll</text:p>
          </table:table-cell>
          <table:table-cell table:style-name="Tabell6.B2" office:value-type="string">
            <text:p text:style-name="Table_20_Contents">Rullar åt sidan för att u<text:span text:style-name="T2">ndvika </text:span>skada.</text:p>
          </table:table-cell>
        </table:table-row>
        <table:table-row>
          <table:table-cell table:style-name="Tabell6.A2" office:value-type="string">
            <text:p text:style-name="P17">Multi-shot</text:p>
          </table:table-cell>
          <table:table-cell table:style-name="Tabell6.B2" office:value-type="string">
            <text:p text:style-name="P17">Skjuter många skott åt olika håll.</text:p>
          </table:table-cell>
        </table:table-row>
        <table:table-row>
          <table:table-cell table:style-name="Tabell6.A2" office:value-type="string">
            <text:p text:style-name="P17">Piercing-shot</text:p>
          </table:table-cell>
          <table:table-cell table:style-name="Tabell6.B2" office:value-type="string">
            <text:p text:style-name="P17">Skjuter igenom ett antal fiender och skadar alla som skottet går igenom.</text:p>
          </table:table-cell>
        </table:table-row>
        <table:table-row>
          <table:table-cell table:style-name="Tabell6.A2" office:value-type="string">
            <text:p text:style-name="P17">Poisionbomb</text:p>
          </table:table-cell>
          <table:table-cell table:style-name="Tabell6.B2" office:value-type="string">
            <text:p text:style-name="P17">Kastar gift som skadar fiender som står inom ett område där bomben landade.</text:p>
          </table:table-cell>
        </table:table-row>
        <table:table-row>
          <table:table-cell table:style-name="Tabell6.A2" office:value-type="string">
            <text:p text:style-name="P17">Bleeding-shot</text:p>
          </table:table-cell>
          <table:table-cell table:style-name="Tabell6.B2" office:value-type="string">
            <text:p text:style-name="P17">Skjuter en fiende som kommer ta skada under en viss tid.</text:p>
          </table:table-cell>
        </table:table-row>
      </table:table>
      <text:p text:style-name="P4"/>
      <text:p text:style-name="P4"/>
      <text:p text:style-name="P16">- Skapande av kravs dokument och prioritering av kraven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7:32:45.095000000</meta:creation-date>
    <dc:date>2016-03-21T20:20:54.837000000</dc:date>
    <meta:editing-duration>PT50M56S</meta:editing-duration>
    <meta:editing-cycles>9</meta:editing-cycles>
    <meta:generator>LibreOffice/4.3.5.2$Windows_x86 LibreOffice_project/3a87456aaa6a95c63eea1c1b3201acedf0751bd5</meta:generator>
    <meta:document-statistic meta:table-count="3" meta:image-count="0" meta:object-count="0" meta:page-count="1" meta:paragraph-count="51" meta:word-count="185" meta:character-count="1161" meta:non-whitespace-character-count="1026"/>
  </office:meta>
</office:document-meta>
</file>